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ponential Growth and Decay</text:p>
      <text:p text:style-name="Subtitle">College Algebra</text:p>
      <text:h text:style-name="Heading_20_1" text:outline-level="1">Main Ideas</text:h>
      <text:list text:style-name="L1">
        <text:list-item>
          <text:p text:style-name="P1">Exponential functions model situations when you calculate the change from one time unit to the next by multiplying by a constant amount.</text:p>
        </text:list-item>
        <text:list-item>
          <text:p text:style-name="P1">When you multiply by a number larger than 1, the function models exponential growth.</text:p>
        </text:list-item>
        <text:list-item>
          <text:p text:style-name="P1">When you multiply by a number less than 1, the function models exponential decay.</text:p>
        </text:list-item>
        <text:list-item>
          <text:p text:style-name="P1">Exponential functions are very common in science and finance classes.</text:p>
        </text:list-item>
      </text:list>
      <text:h text:style-name="Heading_20_1" text:outline-level="1">Exponential Functions</text:h>
      <text:h text:style-name="Heading_20_2" text:outline-level="2">Definitions</text:h>
      <text:p text:style-name="Text_20_body">A function <draw:frame draw:style-name="fr1" draw:name="Object1" text:anchor-type="as-char" svg:y="-0.1909in" svg:width="0.8327in" svg:height="0.236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is an exponential function. We call the number <draw:frame draw:style-name="fr1" draw:name="Object2" text:anchor-type="as-char" svg:y="-0.1791in" svg:width="0.0945in" svg:height="0.224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the base and require that the base is a positive number. The number <draw:frame draw:style-name="fr1" draw:name="Object3" text:anchor-type="as-char" svg:y="-0.1791in" svg:width="0.1189in" svg:height="0.224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/>is the initial condition. In most cases, we want <draw:frame draw:style-name="fr1" draw:name="Object8" text:anchor-type="as-char" svg:y="-0.1791in" svg:width="0.1189in" svg:height="0.224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/>to be a positive number.</text:p>
      <text:p text:style-name="Text_20_body">If <draw:frame draw:style-name="fr1" draw:name="Object4" text:anchor-type="as-char" svg:y="-0.1791in" svg:width="0.311in" svg:height="0.226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, then the exponential function shows exponential growth with growth factor <draw:frame draw:style-name="fr1" draw:name="Object5" text:anchor-type="as-char" svg:y="-0.1791in" svg:width="0.0945in" svg:height="0.224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.</text:p>
      <text:p text:style-name="Text_20_body">If <draw:frame draw:style-name="fr1" draw:name="Object6" text:anchor-type="as-char" svg:y="-0.1791in" svg:width="0.311in" svg:height="0.226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, then the exponential function shows exponential decay with decay factor <draw:frame draw:style-name="fr1" draw:name="Object7" text:anchor-type="as-char" svg:y="-0.1791in" svg:width="0.0945in" svg:height="0.224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<text:h text:style-name="Heading_20_1" text:outline-level="1">Converting Units for Growth or Decay Factors</text:h>
      <text:h text:style-name="Heading_20_2" text:outline-level="2">Note</text:h>
      <text:p text:style-name="Text_20_body">We sometimes want to change time units for different problems. For example, if we know the growth factor per year, we can turn it into a growth factor per decade. This will be useful when we talk about percentage change in the next section.</text:p>
      <text:h text:style-name="Heading_20_2" text:outline-level="2">How To – Convert Growth or Decay Factors for Different Time Units</text:h>
      <text:p text:style-name="Text_20_body">If <draw:frame draw:style-name="fr1" draw:name="Object9" text:anchor-type="as-char" svg:y="-0.1791in" svg:width="0.0945in" svg:height="0.224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/>is the growth or decay factor for a time unit (like years) and <draw:frame draw:style-name="fr1" draw:name="Object10" text:anchor-type="as-char" svg:y="-0.1791in" svg:width="0.1209in" svg:height="0.2244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text:s/>is the growth or decay factor for <draw:frame draw:style-name="fr1" draw:name="Object11" text:anchor-type="as-char" svg:y="-0.1791in" svg:width="0.0925in" svg:height="0.224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s/>repeated time units (like decades), then use the following formulas to convert between the growth or decay factors.</text:p>
      <text:p text:style-name="P2"><draw:frame draw:style-name="fr1" draw:name="Object12" text:anchor-type="as-char" svg:y="-0.1909in" svg:width="0.4016in" svg:height="0.236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and <draw:frame draw:style-name="fr1" draw:name="Object13" text:anchor-type="as-char" svg:y="-0.3335in" svg:width="0.4209in" svg:height="0.378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3:50:38.588000000</meta:creation-date>
    <meta:editing-duration>PT10M45S</meta:editing-duration>
    <meta:editing-cycles>6</meta:editing-cycles>
    <meta:generator>LibreOffice/24.8.2.1$Windows_x86 LibreOffice_project/0f794b6e29741098670a3b95d60478a65d05ef13</meta:generator>
    <dc:date>2024-11-18T13:44:08.043000000</dc:date>
    <dc:title>Exponential Growth and Decay - Quick Start</dc:title>
    <meta:document-statistic meta:table-count="0" meta:image-count="0" meta:object-count="13" meta:page-count="1" meta:paragraph-count="18" meta:word-count="241" meta:character-count="1396" meta:non-whitespace-character-count="1167"/>
    <meta:template xlink:type="simple" xlink:actuate="onRequest" xlink:title="Math Worksheet" xlink:href="../../../../PortableApps/LibreOfficePortable/Data/settings/user/template/Math%20Worksheet.ott" meta:date="2024-11-01T13:50:38.407000000"/>
  </office:meta>
</office:document-meta>
</file>

<file path=Object 1/content.xml><?xml version="1.0" encoding="utf-8"?>
<math xmlns="http://www.w3.org/1998/Math/MathML" display="block">
  <semantics>
    <mrow>
      <mi>A</mi>
      <mo stretchy="false">=</mo>
      <msup>
        <mi>a</mi>
        <mi>k</mi>
      </msup>
    </mrow>
    <annotation encoding="StarMath 5.0">A = a^k</annotation>
  </semantics>
</math>
</file>

<file path=Object 10/content.xml><?xml version="1.0" encoding="utf-8"?>
<math xmlns="http://www.w3.org/1998/Math/MathML" display="block">
  <semantics>
    <mi>a</mi>
    <annotation encoding="StarMath 5.0">a</annotation>
  </semantics>
</math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i>A</mi>
    <annotation encoding="StarMath 5.0">A</annotation>
  </semantics>
</math>
</file>

<file path=Object 13/content.xml><?xml version="1.0" encoding="utf-8"?>
<math xmlns="http://www.w3.org/1998/Math/MathML" display="block">
  <semantics>
    <mi>k</mi>
    <annotation encoding="StarMath 5.0">k</annotation>
  </semantics>
</math>
</file>

<file path=Object 2/content.xml><?xml version="1.0" encoding="utf-8"?>
<math xmlns="http://www.w3.org/1998/Math/MathML" display="block">
  <semantics>
    <mrow>
      <mi>a</mi>
      <mo stretchy="false">=</mo>
      <msup>
        <mi>A</mi>
        <mfrac>
          <mn>1</mn>
          <mi>k</mi>
        </mfrac>
      </msup>
    </mrow>
    <annotation encoding="StarMath 5.0">a = A ^ { 1 over k }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P</mi>
          <mo stretchy="false">⋅</mo>
          <msup>
            <mi>a</mi>
            <mi>x</mi>
          </msup>
        </mrow>
      </mrow>
    </mrow>
    <annotation encoding="StarMath 5.0">f( x ) = P cdot a^x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P</mi>
    <annotation encoding="StarMath 5.0">P</annotation>
  </semantics>
</math>
</file>

<file path=Object 7/content.xml><?xml version="1.0" encoding="utf-8"?>
<math xmlns="http://www.w3.org/1998/Math/MathML" display="block">
  <semantics>
    <mrow>
      <mi>a</mi>
      <mo stretchy="false">&gt;</mo>
      <mn>1</mn>
    </mrow>
    <annotation encoding="StarMath 5.0">a&gt;1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9/content.xml><?xml version="1.0" encoding="utf-8"?>
<math xmlns="http://www.w3.org/1998/Math/MathML" display="block">
  <semantics>
    <mrow>
      <mi>a</mi>
      <mo stretchy="false">&lt;</mo>
      <mn>1</mn>
    </mrow>
    <annotation encoding="StarMath 5.0">a&lt;1</annotation>
  </semantics>
</math>
</file>